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2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bold" officeooo:rsid="0010c920" officeooo:paragraph-rsid="0010c92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normal" officeooo:rsid="0011c11d" officeooo:paragraph-rsid="0011c11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0c920"/>
    </style:style>
    <style:style style:name="P8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1c11d"/>
    </style:style>
    <style:style style:name="P9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20aa3"/>
    </style:style>
    <style:style style:name="P10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375ac"/>
    </style:style>
    <style:style style:name="P11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paragraph-rsid="00120aa3" style:font-weight-asian="bold" style:font-weight-complex="bold"/>
    </style:style>
    <style:style style:name="P12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paragraph-rsid="001375ac" style:font-weight-asian="bold" style:font-weight-complex="bold"/>
    </style:style>
    <style:style style:name="P1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rsid="001375ac" officeooo:paragraph-rsid="001375ac" style:font-weight-asian="bold" style:font-weight-complex="bold"/>
    </style:style>
    <style:style style:name="P1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paragraph-rsid="00120aa3" style:font-weight-asian="bold"/>
    </style:style>
    <style:style style:name="P15" style:family="paragraph" style:parent-style-name="Standard">
      <style:paragraph-properties fo:margin-top="0cm" fo:margin-bottom="0cm" loext:contextual-spacing="true" fo:line-height="150%"/>
      <style:text-properties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.423cm" loext:contextual-spacing="true" fo:line-height="150%"/>
      <style:text-properties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cm" fo:margin-bottom="0.423cm" loext:contextual-spacing="true" fo:line-height="150%"/>
      <style:text-properties fo:color="#000000" style:font-name="Times New Roman" fo:font-size="14pt" officeooo:paragraph-rsid="0010c920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fo:font-size="14pt" officeooo:paragraph-rsid="0010c920" style:font-size-asian="14pt" style:font-size-complex="14pt"/>
    </style:style>
    <style:style style:name="P19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0c920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bold" officeooo:rsid="0010c920" officeooo:paragraph-rsid="0010c92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1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0c920" style:letter-kerning="true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normal" officeooo:rsid="0011c11d" officeooo:paragraph-rsid="0011c11d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bold" officeooo:paragraph-rsid="0010c920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officeooo:paragraph-rsid="0010c920"/>
    </style:style>
    <style:style style:name="P2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rsid="001375ac" officeooo:paragraph-rsid="001375ac" style:font-weight-asian="bold" style:font-weight-complex="bold"/>
    </style:style>
    <style:style style:name="T1" style:family="text">
      <style:text-properties fo:color="#000000" style:font-name="Times New Roman" style:letter-kerning="true" style:font-name-asian="Times New Roman1" style:language-asian="ru" style:country-asian="RU" style:font-name-complex="Times New Roman1"/>
    </style:style>
    <style:style style:name="T2" style:family="text">
      <style:text-properties fo:color="#000000" style:font-name="Times New Roman" fo:font-weight="bold" style:letter-kerning="true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style:font-name="Times New Roman" fo:font-size="14pt" fo:font-weight="bold" officeooo:rsid="0010c92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style:font-name="Times New Roman" fo:font-size="14pt" officeooo:rsid="001552cb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style:font-name="Times New Roman" fo:font-size="14pt" officeooo:rsid="001033d3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000000" style:font-name="Liberation Serif" fo:font-size="14pt" fo:font-weight="normal" style:font-name-asian="Courier New" style:font-size-asian="14pt" style:language-asian="ru" style:country-asian="RU" style:font-weight-asian="normal" style:font-name-complex="Courier New" style:font-size-complex="14pt" style:font-weight-complex="normal"/>
    </style:style>
    <style:style style:name="T8" style:family="text">
      <style:text-properties fo:color="#000000" style:font-name="Liberation Serif" fo:font-size="14pt" fo:font-weight="normal" officeooo:rsid="0010c920" style:font-name-asian="Courier New" style:font-size-asian="14pt" style:language-asian="ru" style:country-asian="RU" style:font-weight-asian="normal" style:font-name-complex="Courier New" style:font-size-complex="14pt" style:font-weight-complex="normal"/>
    </style:style>
    <style:style style:name="T9" style:family="text">
      <style:text-properties fo:color="#000000" style:font-name="Liberation Serif" fo:font-size="14pt" fo:font-weight="normal" officeooo:rsid="0011c11d" style:font-name-asian="Courier New" style:font-size-asian="14pt" style:language-asian="ru" style:country-asian="RU" style:font-weight-asian="normal" style:font-name-complex="Courier New" style:font-size-complex="14pt" style:font-weight-complex="normal"/>
    </style:style>
    <style:style style:name="T10" style:family="text">
      <style:text-properties fo:color="#000000" style:font-name="Liberation Serif" fo:font-size="14pt" fo:font-weight="normal" officeooo:rsid="00120aa3" style:font-name-asian="Courier New" style:font-size-asian="14pt" style:language-asian="ru" style:country-asian="RU" style:font-weight-asian="normal" style:font-name-complex="Courier New" style:font-size-complex="14pt" style:font-weight-complex="normal"/>
    </style:style>
    <style:style style:name="T11" style:family="text">
      <style:text-properties fo:color="#000000" style:font-name="Liberation Serif" fo:font-size="14pt" fo:font-weight="normal" officeooo:rsid="00149148" style:font-name-asian="Courier New" style:font-size-asian="14pt" style:language-asian="ru" style:country-asian="RU" style:font-weight-asian="normal" style:font-name-complex="Courier New" style:font-size-complex="14pt" style:font-weight-complex="normal"/>
    </style:style>
    <style:style style:name="T12" style:family="text">
      <style:text-properties fo:color="#000000" style:font-name="Liberation Serif" fo:font-size="14pt" fo:font-weight="normal" officeooo:rsid="00120aa3" style:font-name-asian="Courier New" style:font-size-asian="12.25pt" style:language-asian="ru" style:country-asian="RU" style:font-weight-asian="normal" style:font-name-complex="Courier New" style:font-size-complex="14pt" style:font-weight-complex="normal"/>
    </style:style>
    <style:style style:name="T13" style:family="text">
      <style:text-properties fo:color="#000000" style:font-name="Liberation Serif" fo:font-size="14pt" fo:font-weight="bold" officeooo:rsid="0011c11d" style:font-name-asian="Courier New" style:font-size-asian="12.25pt" style:language-asian="ru" style:country-asian="RU" style:font-weight-asian="bold" style:font-name-complex="Courier New" style:font-size-complex="14pt" style:font-weight-complex="bold"/>
    </style:style>
    <style:style style:name="T14" style:family="text">
      <style:text-properties fo:color="#000000" style:font-name="Liberation Serif" fo:font-size="14pt" fo:font-weight="bold" officeooo:rsid="00120aa3" style:font-name-asian="Courier New" style:font-size-asian="12.25pt" style:language-asian="ru" style:country-asian="RU" style:font-weight-asian="bold" style:font-name-complex="Courier New" style:font-size-complex="14pt" style:font-weight-complex="bold"/>
    </style:style>
    <style:style style:name="T15" style:family="text">
      <style:text-properties fo:color="#000000" style:font-name="Liberation Serif" fo:font-size="14pt" style:font-name-asian="Courier New" style:font-size-asian="14pt" style:language-asian="ru" style:country-asian="RU" style:font-name-complex="Courier New" style:font-size-complex="14pt"/>
    </style:style>
    <style:style style:name="T16" style:family="text">
      <style:text-properties fo:color="#000000" style:font-name="Liberation Serif" fo:font-size="14pt" officeooo:rsid="00120aa3" style:font-name-asian="Courier New" style:font-size-asian="14pt" style:language-asian="ru" style:country-asian="RU" style:font-name-complex="Courier New" style:font-size-complex="14pt" style:font-weight-complex="bold"/>
    </style:style>
    <style:style style:name="T17" style:family="text">
      <style:text-properties fo:color="#000000" style:font-name="Liberation Serif" fo:font-size="14pt" officeooo:rsid="0010c920" style:font-name-asian="Courier New" style:font-size-asian="14pt" style:language-asian="ru" style:country-asian="RU" style:font-name-complex="Courier New" style:font-size-complex="14pt"/>
    </style:style>
    <style:style style:name="T18" style:family="text">
      <style:text-properties fo:color="#000000" style:font-name="Liberation Serif" fo:font-size="14pt" style:text-underline-style="none" officeooo:rsid="001375ac" style:font-name-asian="Courier New" style:font-size-asian="14pt" style:font-name-complex="Courier New" style:font-size-complex="14pt"/>
    </style:style>
    <style:style style:name="T19" style:family="text">
      <style:text-properties officeooo:rsid="000fc778"/>
    </style:style>
    <style:style style:name="T20" style:family="text">
      <style:text-properties officeooo:rsid="001033d3"/>
    </style:style>
    <style:style style:name="T21" style:family="text">
      <style:text-properties officeooo:rsid="0010c92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1c11d" style:font-weight-asian="normal" style:font-weight-complex="normal"/>
    </style:style>
    <style:style style:name="T24" style:family="text">
      <style:text-properties fo:color="#1155cc" style:font-name="Liberation Serif" fo:font-size="14pt" style:text-underline-style="solid" style:text-underline-width="auto" style:text-underline-color="font-color" fo:font-weight="normal" style:font-name-asian="Courier New" style:font-size-asian="14pt" style:font-weight-asian="normal" style:font-name-complex="Courier New" style:font-size-complex="14pt" style:font-weight-complex="normal"/>
    </style:style>
    <style:style style:name="T25" style:family="text">
      <style:text-properties style:font-name="Liberation Serif" fo:font-size="14pt" officeooo:rsid="00120aa3" style:font-name-asian="Courier New" style:font-size-asian="14pt" style:font-name-complex="Courier New" style:font-size-complex="14pt"/>
    </style:style>
    <style:style style:name="T26" style:family="text">
      <style:text-properties style:font-name="Liberation Serif" fo:font-size="14pt" officeooo:rsid="001375ac" style:font-name-asian="Courier New" style:font-size-asian="14pt" style:font-name-complex="Courier New" style:font-size-complex="14pt"/>
    </style:style>
    <style:style style:name="T27" style:family="text">
      <style:text-properties style:font-name="Liberation Serif" fo:font-size="14pt" fo:font-weight="bold" officeooo:rsid="001375ac" style:font-name-asian="Courier New" style:font-size-asian="14pt" style:font-weight-asian="bold" style:font-name-complex="Courier New" style:font-size-complex="14pt" style:font-weight-complex="bold"/>
    </style:style>
    <style:style style:name="T28" style:family="text">
      <style:text-properties style:font-name="Liberation Serif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T29" style:family="text">
      <style:text-properties style:font-name="Liberation Serif" fo:font-size="14pt" fo:font-weight="normal" officeooo:rsid="00120aa3" style:font-name-asian="Courier New" style:font-size-asian="14pt" style:font-weight-asian="normal" style:font-name-complex="Courier New" style:font-size-complex="14pt" style:font-weight-complex="normal"/>
    </style:style>
    <style:style style:name="T30" style:family="text">
      <style:text-properties style:font-name="Liberation Serif" fo:font-size="14pt" fo:font-weight="normal" officeooo:rsid="001375ac" style:font-name-asian="Courier New" style:font-size-asian="14pt" style:font-weight-asian="normal" style:font-name-complex="Courier New" style:font-size-complex="14pt" style:font-weight-complex="normal"/>
    </style:style>
    <style:style style:name="T31" style:family="text">
      <style:text-properties officeooo:rsid="001552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1">М</text:span><text:span text:style-name="T2">ИНИСТЕРСТВО ЦИФРОВОГО РАЗВИТИЯ СВЯЗИ И МАССОВЫХ КОММУНИКАЦИЙ</text:span></text:h>
      <text:h text:style-name="P19" text:outline-level="1">Ордена Трудового Красного Знамени</text:h>
      <text:h text:style-name="P19" text:outline-level="1">Федеральное государственное бюджетное образовательное учреждение высшего образования</text:h>
      <text:h text:style-name="P19" text:outline-level="1">«Московский технический университет связи и информатики»</text:h>
      <text:h text:style-name="P21" text:outline-level="1">Кафедра «Математическая кибернетика и информационные технологии»</text:h>
      <text:p text:style-name="P15"/>
      <text:h text:style-name="P19" text:outline-level="1"/>
      <text:h text:style-name="P19" text:outline-level="1"/>
      <text:h text:style-name="P19" text:outline-level="1"/>
      <text:h text:style-name="P19" text:outline-level="1">Отчет по лабораторной работе №<text:span text:style-name="T21">2</text:span></text:h>
      <text:h text:style-name="P21" text:outline-level="1">по дисциплине «Введение в информационные технологии» </text:h>
      <text:h text:style-name="P21" text:outline-level="1">на тему:</text:h>
      <text:h text:style-name="P23" text:outline-level="1">«<text:span text:style-name="T19">Создание </text:span><text:span text:style-name="T21">баз данных</text:span>»</text:h>
      <text:p text:style-name="P16"/>
      <text:p text:style-name="P17"/>
      <text:p text:style-name="P1"><text:s text:c="65"/></text:p>
      <text:p text:style-name="P2"><text:tab/>Выполнил<text:span text:style-name="T20">а</text:span>: <text:tab/><text:tab/><text:tab/><text:tab/></text:p>
      <text:p text:style-name="P24"><text:span text:style-name="T5"><text:s text:c="73"/>Ходырева Анастасия</text:span><text:span text:style-name="T6"> Алексеевна</text:span><text:span text:style-name="T4"> <text:s text:c="11"/></text:span></text:p>
      <text:p text:style-name="P1"><text:s text:c="65"/>Проверил: <text:tab/><text:tab/><text:tab/> <text:s/></text:p>
      <text:p text:style-name="P2">Мкртчян Грач Маратович<text:tab/><text:tab/></text:p>
      <text:p text:style-name="P5"/>
      <text:p text:style-name="P5"/>
      <text:p text:style-name="P5"/>
      <text:p text:style-name="P5"/>
      <text:p text:style-name="P5"/>
      <text:p text:style-name="P6">Москва</text:p>
      <text:p text:style-name="P1">2021</text:p>
      <text:p text:style-name="P1"/>
      <text:p text:style-name="P3"><text:soft-page-break/>Цель работы: <text:span text:style-name="T22">Ознакомиться с Flask </text:span><text:span text:style-name="T23">и базами данных</text:span><text:span text:style-name="T22">, </text:span><text:span text:style-name="T23">создать свою базу данных.</text:span></text:p>
      <text:p text:style-name="P3"><text:span text:style-name="T23"/></text:p>
      <text:p text:style-name="P3">Задание:</text:p>
      <text:p text:style-name="P4">Создать свою базу данных.</text:p>
      <text:p text:style-name="P4"/>
      <text:p text:style-name="P3">Ход работы:</text:p>
      <text:p text:style-name="P7"><text:span text:style-name="T3">1. </text:span><text:span text:style-name="T8">Созда</text:span><text:span text:style-name="T9">ём</text:span><text:span text:style-name="T8"> директори</text:span><text:span text:style-name="T9">ю «MyWebApp».</text:span></text:p>
      <text:p text:style-name="P8"><text:span text:style-name="T13">2. <text:s/></text:span><text:span text:style-name="T12">Создаём новый проект в PyCharm.</text:span></text:p>
      <text:p text:style-name="P9"><text:span text:style-name="T14">3. </text:span><text:span text:style-name="T10">Подключаем venv.</text:span></text:p>
      <text:p text:style-name="P14"><text:span text:style-name="T16">4. </text:span><text:span text:style-name="T28">Созда</text:span><text:span text:style-name="T29">ё</text:span><text:span text:style-name="T28">м файл req.txt, </text:span><text:span text:style-name="T29">з</text:span><text:span text:style-name="T28">аполняем файл req.txt названиями необходимых нам инструментов </text:span><text:span text:style-name="T29">flask, requests, psycopg2.</text:span></text:p>
      <text:p text:style-name="P11"><text:span text:style-name="T25">5. </text:span><text:span text:style-name="T28">Устанавливаем инструменты в терминале через менеджера пакетов Python pip3.</text:span></text:p>
      <text:p text:style-name="P11"><text:span text:style-name="T25">6. </text:span><text:span text:style-name="T28">Созда</text:span><text:span text:style-name="T29">ё</text:span><text:span text:style-name="T28">м файл app.py, </text:span><text:span text:style-name="T29">и</text:span><text:span text:style-name="T28">мпортируем необходимые инструменты </text:span><text:span text:style-name="T29">из req.txt.</text:span></text:p>
      <text:p text:style-name="P11"><text:span text:style-name="T25">7. </text:span><text:span text:style-name="T28">Создаем приложение, </text:span><text:span text:style-name="T29">с</text:span><text:span text:style-name="T28">озда</text:span><text:span text:style-name="T29">ё</text:span><text:span text:style-name="T28">м первый декоратор.</text:span></text:p>
      <text:p text:style-name="P11"><text:span text:style-name="T25">8. </text:span><text:span text:style-name="T28">Созда</text:span><text:span text:style-name="T29">ё</text:span><text:span text:style-name="T28">м директорию templates.</text:span></text:p>
      <text:p text:style-name="P11"><text:span text:style-name="T25">9. </text:span><text:span text:style-name="T28">Внутри этой директории созда</text:span><text:span text:style-name="T29">ё</text:span><text:span text:style-name="T28">м файл login.html.</text:span></text:p>
      <text:p text:style-name="P12"><text:span text:style-name="T26">10. </text:span><text:span text:style-name="T28">Удаляем содержимое файла login.html и вставляем текст разметки.</text:span></text:p>
      <text:p text:style-name="P10"><text:span text:style-name="T27">11. </text:span><text:span text:style-name="T28">Запускаем приложение. Переходим по ссылке </text:span><text:a xlink:type="simple" xlink:href="http://localhost:5000/login/" text:style-name="Internet_20_link" text:visited-style-name="Visited_20_Internet_20_Link"><text:span text:style-name="T24">http://localhost:5000/login/</text:span></text:a></text:p>
      <text:p text:style-name="P12"><text:span text:style-name="T18">12. </text:span><text:span text:style-name="T28">Устанавливаем PostgreSQL.</text:span></text:p>
      <text:p text:style-name="P12"><text:span text:style-name="T26">13. </text:span><text:span text:style-name="T28">Созда</text:span><text:span text:style-name="T30">ё</text:span><text:span text:style-name="T28">м базу данны</text:span><text:span text:style-name="T30">х.</text:span></text:p>
      <text:p text:style-name="P12"><text:span text:style-name="T26">14. </text:span><text:span text:style-name="T28">Подключаемся к базе данных.</text:span></text:p>
      <text:p text:style-name="P12"><text:span text:style-name="T26">15. </text:span><text:span text:style-name="T28">Созда</text:span><text:span text:style-name="T30">ё</text:span><text:span text:style-name="T28">м схему.</text:span></text:p>
      <text:p text:style-name="P12"><text:span text:style-name="T26">16. </text:span><text:span text:style-name="T28">Созда</text:span><text:span text:style-name="T30">ё</text:span><text:span text:style-name="T28">м таблицу пользователей.</text:span></text:p>
      <text:p text:style-name="P12"><text:span text:style-name="T26">17. </text:span><text:span text:style-name="T28">Заполняем таблицу пользователей.</text:span></text:p>
      <text:p text:style-name="P12"><text:span text:style-name="T26">18. </text:span><text:span text:style-name="T28">Проверяем заполнение таблицы.</text:span></text:p>
      <text:p text:style-name="P12"><text:span text:style-name="T26">19. </text:span><text:span text:style-name="T28">Модернизируем приложение, </text:span><text:span text:style-name="T30">в</text:span><text:span text:style-name="T28"> файл app.py добавляем подключение к базе данных сразу после строки "app = Flask(__name__)".</text:span></text:p>
      <text:p text:style-name="P12"><text:span text:style-name="T26">20. </text:span><text:span text:style-name="T28">Добавляем курсор для обращения к базе данны</text:span><text:span text:style-name="T30">х.</text:span></text:p>
      <text:p text:style-name="P12"><text:soft-page-break/><text:span text:style-name="T26">21. </text:span><text:span text:style-name="T8">Создаем еще один декоратор.</text:span></text:p>
      <text:p text:style-name="P13"><text:span text:style-name="T17">2</text:span><text:span text:style-name="T15">2. </text:span><text:span text:style-name="T7">Наша база данных готова.</text:span></text:p>
      <text:p text:style-name="P13"><text:span text:style-name="T7"/></text:p>
      <text:p text:style-name="P13"><text:span text:style-name="T15">Вывод: </text:span><text:span text:style-name="T7">Мы познакомились с</text:span><text:span text:style-name="T11"> работой</text:span><text:span text:style-name="T7"> Flask, </text:span><text:span text:style-name="T11">создали свою базу данны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217" style:display-name="ListLabel 217" style:family="text">
      <style:text-properties style:text-underline-style="none" fo:font-weight="bold" style:font-name-asian="Arial" style:font-family-asian="Arial" style:font-family-generic-asian="system" style:font-pitch-asian="variable" style:font-weight-asian="bold" style:font-name-complex="Arial" style:font-family-complex="Arial" style:font-family-generic-complex="system" style:font-pitch-complex="variabl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bullet text:level="1" text:style-name="ListLabel_20_18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2" text:style-name="ListLabel_20_18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8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8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8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8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8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8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1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2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3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4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5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6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7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8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2" text:style-name="ListLabel_20_17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7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7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7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9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80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18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21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0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0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0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03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0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0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06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07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47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4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9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0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5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52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53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54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92" text:bullet-char="◆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9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9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95" text:bullet-char="◆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9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9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98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9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54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55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56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57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58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9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0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61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01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02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03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04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05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06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07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08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64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65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66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67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68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9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0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71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9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0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31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32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33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34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35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36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0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1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2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3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4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5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6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7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37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3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9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0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4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42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43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44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63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6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65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66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6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68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69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70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0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1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12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13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1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15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16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17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4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5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6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7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8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09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10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11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12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13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14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15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16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46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47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48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49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50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51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52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53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83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8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85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86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8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88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89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0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19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20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21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22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23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24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25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26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36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237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238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239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240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241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242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243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28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0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31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3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33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34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35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text:bullet-char="➔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55" text:bullet-char="◆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56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57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58" text:bullet-char="◆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59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60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61" text:bullet-char="◆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62" text:bullet-char="●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text:bullet-char="●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4:41:30.128636759</meta:creation-date>
    <meta:generator>LibreOffice/6.4.7.2$Linux_X86_64 LibreOffice_project/40$Build-2</meta:generator>
    <dc:date>2021-12-23T03:29:14.122265765</dc:date>
    <meta:editing-duration>PT1M46S</meta:editing-duration>
    <meta:editing-cycles>2</meta:editing-cycles>
    <meta:document-statistic meta:table-count="0" meta:image-count="0" meta:object-count="0" meta:page-count="3" meta:paragraph-count="43" meta:word-count="226" meta:character-count="1962" meta:non-whitespace-character-count="1547"/>
  </office:meta>
</office:document-meta>
</file>